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C14A1CF4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adornments="Regular" style:font-family-generic="roman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966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5.476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5.276cm" loext:decorative="false"/>
      <style:paragraph-properties style:writing-mode="lr-tb"/>
    </style:style>
    <style:style style:name="pr12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3" style:family="presentation" style:parent-style-name="master-outline1">
      <style:graphic-properties loext:decorative="false"/>
      <style:paragraph-properties style:writing-mode="lr-tb"/>
    </style:style>
    <style:style style:name="pr14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0.56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1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" fo:font-size="14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style:font-name="Liberation Mono1" fo:font-size="18pt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margin-top="0cm" fo:margin-bottom="0.4cm" loext:tab-stop-distance="0cm">
        <style:tab-stops>
          <style:tab-stop style:position="13.001cm"/>
        </style:tab-stops>
      </style:paragraph-properties>
    </style:style>
    <style:style style:name="P19" style:family="paragraph">
      <style:paragraph-properties fo:margin-left="0cm" fo:margin-right="0cm" fo:margin-top="0cm" fo:margin-bottom="0.2cm" fo:text-indent="-0.6cm"/>
    </style:style>
    <style:style style:name="P20" style:family="paragraph">
      <style:paragraph-properties fo:margin-left="0cm" fo:margin-right="0cm" fo:margin-top="0cm" fo:margin-bottom="0.2cm" fo:text-indent="-0.6cm"/>
      <style:text-properties fo:hyphenate="false" loext:hyphenation-no-caps="false"/>
    </style:style>
    <style:style style:name="P21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" fo:font-size="14pt" style:font-size-asian="14pt" style:font-size-complex="14pt"/>
    </style:style>
    <style:style style:name="P22" style:family="paragraph">
      <style:paragraph-properties fo:margin-top="0cm" fo:margin-bottom="0.406cm"/>
    </style:style>
    <style:style style:name="P23" style:family="paragraph">
      <loext:graphic-properties draw:fill-color="#ffffff"/>
    </style:style>
    <style:style style:name="P24" style:family="paragraph">
      <style:text-properties fo:color="#000000" loext:opacity="100%" fo:font-size="26pt" style:font-size-asian="26pt" style:font-size-complex="26pt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style:font-name="Liberation Sans" fo:font-size="14pt" fo:language="ru" fo:country="RU"/>
    </style:style>
    <style:style style:name="T15" style:family="text">
      <style:text-properties style:font-name="Liberation Sans" fo:font-size="14pt" fo:language="ru" fo:country="RU" fo:font-style="italic" style:font-style-asian="italic" style:font-style-complex="italic"/>
    </style:style>
    <style:style style:name="T16" style:family="text">
      <style:text-properties fo:color="#000000" loext:opacity="100%" style:font-name="Liberation Sans" fo:font-size="14pt" fo:language="ru" fo:country="RU" style:text-underline-style="solid" style:text-underline-width="auto" style:text-underline-color="font-color"/>
    </style:style>
    <style:style style:name="T17" style:family="text">
      <style:text-properties style:font-name="Liberation Mono1" fo:font-size="18pt"/>
    </style:style>
    <style:style style:name="T18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19" style:family="text">
      <style:text-properties fo:color="#000000" loext:opacity="100%" style:font-name="Liberation Serif1" fo:font-size="26pt" fo:language="ru" fo:country="RU" style:font-size-asian="26pt" style:font-size-complex="26pt"/>
    </style:style>
    <style:style style:name="T20" style:family="text">
      <style:text-properties fo:color="#000000" loext:opacity="100%" style:font-name="Liberation Serif1" fo:font-size="22pt" fo:language="ru" fo:country="RU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Liberation Mono" fo:font-size="18pt" fo:language="ru" fo:country="RU" style:font-size-asian="18pt" style:font-size-complex="18pt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Serif2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fo:font-size="26pt" fo:language="ru" fo:country="RU" style:font-size-asian="26pt" style:font-size-complex="26pt"/>
    </style:style>
    <style:style style:name="T30" style:family="text">
      <style:text-properties fo:color="#000000" loext:opacity="100%" style:font-name="Liberation Sans" fo:font-size="14pt" fo:language="ru" fo:country="RU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31" style:family="text">
      <style:text-properties fo:color="#000000" loext:opacity="100%" style:font-name="Liberation Serif" fo:font-size="26pt" fo:language="ru" fo:country="RU" style:font-name-asian="Liberation Serif" style:font-size-asian="26pt" style:font-name-complex="Liberation Serif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fo:color="#000000" fo:font-size="100%"/>
      </text:list-level-style-number>
      <text:list-level-style-number text:level="3" style:num-suffix="." style:num-format="1">
        <style:list-level-properties text:space-before="2cm" text:min-label-width="1.5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1.5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1.5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SQL</text:span><text:span text:style-name="T2"><text:line-break/></text:span><text:span text:style-name="T2">Процедур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роцедуры и их отличие от функций</text:span></text:p>
              </text:list-item>
              <text:list-item>
                <text:p text:style-name="P8"><text:span text:style-name="T11">Входные и выходные параметры</text:span></text:p>
              </text:list-item>
              <text:list-item>
                <text:p text:style-name="P8"><text:span text:style-name="T11">Перегрузка и полиморфиз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одпрограм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Функции</text:span></text:p>
                <text:list>
                  <text:list-item>
                    <text:p text:style-name="P12"><text:span text:style-name="T13">вызываются в контексте выражения</text:span></text:p>
                  </text:list-item>
                  <text:list-item>
                    <text:p text:style-name="P12"><text:span text:style-name="T13">не могут управлять транзакциями</text:span></text:p>
                  </text:list-item>
                  <text:list-item>
                    <text:p text:style-name="P13"><text:span text:style-name="T13">возвращают результат</text:span></text:p>
                  </text:list-item>
                </text:list>
              </text:list-item>
              <text:list-item>
                <text:p text:style-name="P8"><text:span text:style-name="T11">Процедуры</text:span></text:p>
                <text:list>
                  <text:list-item>
                    <text:p text:style-name="P12"><text:span text:style-name="T13">вызываются оператором CALL</text:span></text:p>
                  </text:list-item>
                  <text:list-item>
                    <text:p text:style-name="P12"><text:span text:style-name="T13">могут управлять транзакциями</text:span></text:p>
                  </text:list-item>
                  <text:list-item>
                    <text:p text:style-name="P13"><text:span text:style-name="T13">могут возвращать результат</text:span></text:p>
                  </text:list-item>
                  <text:list-item>
                    <text:p text:style-name="P13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13cm" svg:height="13.966cm" svg:x="2.1cm" svg:y="14.207cm" presentation:class="notes" presentation:user-transformed="true">
            <draw:text-box>
              <text:p text:style-name="P14"><text:span text:style-name="T14">Процедуры были введены в PostgreSQL 11. Основная причина</text:span><text:span text:style-name="T14"><text:line-break/></text:span><text:span text:style-name="T14">их появления состоит в том, что функции не могут управлять транзакциями. Функции вызываются в контексте какого-либо выражения, которое вычисляется как часть уже начатого оператора (например, SELECT) в уже начатой транзакции. Нельзя завершить транзакцию и начать новую «посередине» выполнения оператора.</text:span></text:p>
              <text:p text:style-name="P14"><text:span text:style-name="T14">Процедуры всегда вызываются специальным оператором CALL.</text:span><text:span text:style-name="T14"><text:line-break/></text:span><text:span text:style-name="T14">Если этот оператор сам начинает новую транзакцию (а не вызывается из уже начатой), то в процедуре можно использовать команды управления транзакциями.</text:span></text:p>
              <text:p text:style-name="P14"><text:span text:style-name="T14">К сожалению, процедуры, написанные на языке SQL, лишены сейчас возможности использовать команды COMMIT и ROLLBACK, хотя те</text:span><text:span text:style-name="T14"><text:line-break/></text:span><text:span text:style-name="T14">из них, что оформлены в новом стиле стандарта SQL, вероятно смогут это делать в будущем. Поэтому пример процедуры, управляющей транзакциями, придется отложить до темы «PL/pgSQL. Выполнение запросов».</text:span></text:p>
              <text:p text:style-name="P14"><text:span text:style-name="T14">Иногда можно услышать, что процедура отличается от функции тем, что не возвращает результат. Но это не так — процедуры тоже могут возвращать результат, если необходимо.</text:span></text:p>
              <text:p text:style-name="P14"><text:span text:style-name="T14">Функции и процедуры имеют общее пространство имен и вместе называются </text:span><text:span text:style-name="T15">подпрограммами (routine)</text:span><text:span text:style-name="T14">.</text:span></text:p>
              <text:p text:style-name="P14"><text:span text:style-name="T16"><text:a xlink:href="https://postgrespro.ru/docs/postgresql/16/sql-createprocedure" xlink:type="simple">https://postgrespro.ru/docs/postgresql/16/sql-createprocedure</text:a></text:span></text:p>
              <text:p text:style-name="P14"><text:span text:style-name="T16"><text:a xlink:href="https://postgrespro.ru/docs/postgresql/16/sql-call" xlink:type="simple">https://postgrespro.ru/docs/postgresql/16/sql-call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ерегрузк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есколько подпрограмм с одним и тем же именем</text:span></text:p>
                <text:list>
                  <text:list-item>
                    <text:p text:style-name="P17"><text:span text:style-name="T18">подпрограмма однозначно определяется сигнатурой —</text:span><text:span text:style-name="T18"><text:line-break/></text:span><text:span text:style-name="T18">именем и входными параметрами</text:span></text:p>
                  </text:list-item>
                  <text:list-item>
                    <text:p text:style-name="P12"><text:span text:style-name="T18">тип возвращаемого значения и выходные параметры игнорируются</text:span></text:p>
                  </text:list-item>
                  <text:list-item>
                    <text:p text:style-name="P13"><text:span text:style-name="T18">подходящая подпрограмма выбирается во время выполнения</text:span><text:span text:style-name="T18"><text:line-break/></text:span><text:span text:style-name="T18">в зависимости от фактических параметров</text:span></text:p>
                  </text:list-item>
                </text:list>
              </text:list-item>
              <text:list-item>
                <text:p text:style-name="P8"><text:span text:style-name="T11">Команда </text:span><text:span text:style-name="T19">CREATE OR REPLACE</text:span></text:p>
                <text:list>
                  <text:list-item>
                    <text:p text:style-name="P17"><text:span text:style-name="T18">при несовпадении типов входных параметров создаст </text:span><text:span text:style-name="T20">новую</text:span><text:span text:style-name="T20"><text:line-break/></text:span><text:span text:style-name="T20">перегруженную</text:span><text:span text:style-name="T18"> подпрограмму</text:span></text:p>
                  </text:list-item>
                  <text:list-item>
                    <text:p text:style-name="P17"><text:span text:style-name="T21">при совпадении — изменит существующую подпрограмму,</text:span><text:span text:style-name="T21"><text:line-break/></text:span><text:span text:style-name="T21">но </text:span><text:span text:style-name="T18">нельзя поменять тип подпрограммы, тип возвращаемого значения, типы OUT-параметров</text:span></text:p>
                  </text:list-item>
                </text:list>
              </text:list-item>
              <text:list-item>
                <text:p text:style-name="P18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1" draw:layer="layout" svg:width="16.713cm" svg:height="15.476cm" svg:x="2.108cm" svg:y="14.207cm" presentation:class="notes" presentation:user-transformed="true">
            <draw:text-box>
              <text:p text:style-name="P19"><text:span text:style-name="T22">Перегрузка — это возможность использования одного и того же имени для нескольких подпрограмм, отличающихся типами параметров IN</text:span><text:span text:style-name="T22"><text:line-break/></text:span><text:span text:style-name="T22">и INOUT.</text:span></text:p>
              <text:p text:style-name="P19"><text:span text:style-name="T23">Сигнатура подпрограммы</text:span><text:span text:style-name="T22"> — ее имя и типы входных параметров.</text:span><text:span text:style-name="T22"><text:line-break/></text:span><text:span text:style-name="T22">При вызове PostgreSQL находит подпрограмму, соответствующую сигнатуре. Возможны ситуации, когда подходящую подпрограмму невозможно определить однозначно; в таком случае во время выполнения возникнет ошибка.</text:span></text:p>
              <text:p text:style-name="P19"><text:span text:style-name="T22">Однако в сигнатуру, в частности, не входят:</text:span></text:p>
              <text:list text:style-name="L4">
                <text:list-item>
                  <text:p text:style-name="P20"><text:span text:style-name="T22"><text:s/></text:span><text:span text:style-name="T22">тип подпрограммы (процедура или функция);</text:span></text:p>
                </text:list-item>
                <text:list-item>
                  <text:p text:style-name="P20"><text:span text:style-name="T22"><text:s/></text:span><text:span text:style-name="T22">типы параметров OUT;</text:span></text:p>
                </text:list-item>
                <text:list-item>
                  <text:p text:style-name="P20"><text:span text:style-name="T22"><text:s/></text:span><text:span text:style-name="T22">тип возвращаемого значения.</text:span></text:p>
                </text:list-item>
              </text:list>
              <text:p text:style-name="P19"><text:span text:style-name="T22">Перегрузку надо учитывать, выполняя команду CREATE OR REPLACE (FUNCTION или PROCEDURE). Если сигнатура не совпадает</text:span><text:span text:style-name="T22"><text:line-break/></text:span><text:span text:style-name="T22">ни с одной из существующих, будет создана новая перегруженная подпрограмма, а при совпадении — изменена существующая.</text:span><text:span text:style-name="T22"><text:line-break/></text:span><text:span text:style-name="T22">В последнем случае не разрешается изменять тип подпрограммы, тип OUT-параметров или тип возвращаемого значения, о</text:span><text:span text:style-name="T24">днако можно изменить язык и другие свойства</text:span><text:span text:style-name="T22">. Поэтому иногда приходится удалять подпрограмму и создавать ее заново, в этом случае потребуется также удалить зависящие от нее объекты: другие подпрограммы, представления, триггеры и т. п. </text:span><text:span text:style-name="T24">(DROP ROUTINE ... CASCADE).</text:span></text:p>
              <text:p text:style-name="P19"><text:span text:style-name="T25"><text:a xlink:href="https://postgrespro.ru/docs/postgresql/16/xfunc-overload" xlink:type="simple">https://postgrespro.ru/docs/postgresql/16/xfunc-overload</text:a></text:span></text:p>
              <text:p text:style-name="P19"><text:span text:style-name="T22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олиморфизм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одпрограмма, принимающая параметры разных типов</text:span></text:p>
                <text:list>
                  <text:list-item>
                    <text:p text:style-name="P17"><text:span text:style-name="T18">формальные параметры используют </text:span><text:span text:style-name="T20">полиморфные</text:span><text:span text:style-name="T18"> псевдотипы</text:span><text:span text:style-name="T18"><text:line-break/></text:span><text:span text:style-name="T18">(например, </text:span><text:span text:style-name="T26">anyelement</text:span><text:span text:style-name="T18"> или </text:span><text:span text:style-name="T26">anycompatible</text:span><text:span text:style-name="T18">)</text:span></text:p>
                  </text:list-item>
                  <text:list-item>
                    <text:p text:style-name="P13"><text:span text:style-name="T18">конкретный тип данных выбирается во время выполнения</text:span><text:span text:style-name="T18"><text:line-break/></text:span><text:span text:style-name="T18">по типу фактических параметров</text:span></text:p>
                  </text:list-item>
                </text:list>
              </text:list-item>
              <text:list-item>
                <text:p text:style-name="P8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1" draw:layer="layout" svg:width="16.713cm" svg:height="15.276cm" svg:x="2.108cm" svg:y="14.207cm" presentation:class="notes" presentation:user-transformed="true">
            <draw:text-box>
              <text:p text:style-name="P19"><text:span text:style-name="T22">В некоторых случаях удобно не создавать несколько перегруженных подпрограмм для разных типов, а написать одну, принимающую параметры любого (или почти любого) типа.</text:span></text:p>
              <text:p text:style-name="P19"><text:span text:style-name="T22">Для этого в качестве типа формального параметра указывается специальный </text:span><text:span text:style-name="T23">полиморфный псевдотип</text:span><text:span text:style-name="T22">. Пока мы рассмотрим два</text:span><text:span text:style-name="T22"><text:line-break/></text:span><text:span text:style-name="T22">из них — anyelement и anycompatible </text:span><text:span text:style-name="T24">—</text:span><text:span text:style-name="T22"> но позже встретимся</text:span><text:span text:style-name="T22"><text:line-break/></text:span><text:span text:style-name="T22">и с другими.</text:span></text:p>
              <text:p text:style-name="P19"><text:span text:style-name="T22">Полиморфные псевдотипы в определении позволяют использовать</text:span><text:span text:style-name="T22"><text:line-break/></text:span><text:span text:style-name="T22">в качестве параметров любые типы, при этом конкретный тип,</text:span><text:span text:style-name="T22"><text:line-break/></text:span><text:span text:style-name="T22">с которым будет работать подпрограмма, выбирается во время выполнения по типу фактического параметра.</text:span></text:p>
              <text:p text:style-name="P19"><text:span text:style-name="T22">Если в определении указано несколько полиморфных параметров</text:span><text:span text:style-name="T22"><text:line-break/></text:span><text:span text:style-name="T22">типа anyelement, то все фактические параметры неявно приводятся</text:span><text:span text:style-name="T22"><text:line-break/></text:span><text:span text:style-name="T22">к типу первого из них. Если же указано несколько параметров типа anycompatible, то типы фактических параметров приводятся</text:span><text:span text:style-name="T22"><text:line-break/></text:span><text:span text:style-name="T22">к некоторому общему типу.</text:span></text:p>
              <text:p text:style-name="P19"><text:span text:style-name="T22">Если подпрограмма объявлена с возвращаемым значением полиморфного типа, то она должна иметь по крайней мере один входной полиморфный параметр. Конкретный тип возвращаемого значения также определяется исходя из типа фактического входного параметра. Для подпрограмм в стиле стандарта SQL возможности использовать полиморфные типы данных для аргументов нет.</text:span></text:p>
              <text:p text:style-name="P19"><text:span text:style-name="T25"><text:a xlink:href="https://postgrespro.ru/docs/postgresql/16/extend-type-system#EXTEND-TYPES-POLYMORPHIC" xlink:type="simple">https://postgrespro.ru/docs/postgresql/16/extend-type-system#EXTEND-TYPES-POLYMORPHIC</text:a></text:span></text:p>
              <text:p text:style-name="P19"><text:span text:style-name="T25"><text:a xlink:href="https://postgrespro.ru/docs/postgresql/16/xfunc-sql#XFUNC-SQL-POLYMORPHIC-FUNCTIONS" xlink:type="simple">https://postgrespro.ru/docs/postgresql/16/xfunc-sql#XFUNC-SQL-POLYMORPHIC-FUNCTIONS</text:a></text:span></text:p>
              <text:p text:style-name="P19"><text:span text:style-name="T22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Можно создавать и использовать собственные процедуры</text:span></text:p>
              </text:list-item>
              <text:list-item>
                <text:p text:style-name="P22"><text:span text:style-name="T28">В отличие от функций, процедуры вызываются оператором CALL и могут управлять транзакциями</text:span></text:p>
              </text:list-item>
              <text:list-item>
                <text:p text:style-name="P22"><text:span text:style-name="T28">Для процедур и функций поддерживаются перегрузка</text:span><text:span text:style-name="T28"><text:line-break/></text:span><text:span text:style-name="T28">и полиморфизм</text:span></text:p>
              </text:list-item>
              <text:list-item>
                <text:p text:style-name="P22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24" draw:layer="layout" svg:width="25.6cm" svg:height="14.4cm" svg:x="1.2cm" svg:y="4.8cm" presentation:class="outline">
          <draw:text-box>
            <text:list text:style-name="L5">
              <text:list-item>
                <text:p text:style-name="P17"><text:span text:style-name="T29">В таблице authors имена, фамилии и отчества авторов</text:span><text:span text:style-name="T29"><text:line-break/></text:span><text:span text:style-name="T29">по смыслу должны быть уникальны, но это условие никак не проверяется. Напишите процедуру, удаляющую возможные дубликаты авторов.</text:span></text:p>
              </text:list-item>
            </text:list>
            <text:list text:style-name="L6">
              <text:list-item>
                <text:p text:style-name="P17"><text:span text:style-name="T29">Чтобы необходимость в подобной процедуре не возникала, создайте ограничение целостности, которое не позволит появляться дубликатам в будущем.</text:span></text:p>
              </text:list-item>
            </text:list>
          </draw:text-box>
        </draw:frame>
        <draw:g draw:name="book" draw:style-name="gr4">
          <draw:custom-shape draw:style-name="gr5" draw:text-style-name="P25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6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26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25" draw:layer="layout" svg:width="1.309cm" svg:height="0.703cm" draw:transform="rotate (1.5707963267949) translate (9.689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6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6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6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6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27" draw:layer="layout" svg:width="16.799cm" svg:height="15.121cm" svg:x="2.1cm" svg:y="14.107cm" presentation:class="notes" presentation:user-transformed="true">
            <draw:text-box>
              <text:p text:style-name="P19"><text:span text:style-name="T30">1. В приложении возможность добавлять авторов появится в теме «PL/pgSQL. Выполнение запросов». А пока для проверки можно добавить дубликаты в таблицу вручную.</text:span></text:p>
              <text:p text:style-name="P19"><text:span text:style-name="T30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37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3" draw:text-style-name="P24" draw:layer="layout" svg:width="25.978cm" svg:height="14.4cm" svg:x="1.2cm" svg:y="4.8cm" presentation:class="outline" presentation:user-transformed="true">
          <draw:text-box>
            <text:list text:style-name="L7">
              <text:list-item>
                <text:p text:style-name="P17"><text:span text:style-name="T29">Получится ли создать в одной и той же схеме и имеющие одно и то же имя: а) процедуру с одним входным параметром,</text:span><text:span text:style-name="T29"><text:line-break/></text:span><text:span text:style-name="T29">б) функцию с одним входным параметром того же типа, возвращающую некоторое значение? в) процедуру с одним входным и одним выходным параметром? Проверьте.</text:span></text:p>
              </text:list-item>
              <text:list-item>
                <text:p text:style-name="P17"><text:span text:style-name="T29">В таблице хранятся вещественные числа (например, результаты каких-либо измерений). Напишите процедуру нормализации данных, которая умножает все числа на определенный коэффициент так, чтобы все значения попали</text:span><text:span text:style-name="T29"><text:line-break/></text:span><text:span text:style-name="T29">в интервал от </text:span><text:span text:style-name="T31">−</text:span><text:span text:style-name="T29">1 до 1.</text:span><text:span text:style-name="T29"><text:line-break/></text:span><text:span text:style-name="T29">Процедура должна возвращать выбранный коэффициент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5" draw:text-style-name="P28" draw:layer="layout" svg:width="16.799cm" svg:height="10.562cm" svg:x="2.1cm" svg:y="14.107cm" presentation:class="notes" presentation:user-transformed="true">
            <draw:text-box>
              <text:p text:style-name="P19"><text:span text:style-name="T6">2. В качестве коэффициента возьмите максимальное абсолютное значение из таблицы.</text:span></text:p>
              <text:p text:style-name="P19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adornments="Regular" style:font-family-generic="roman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C14A1CF4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3M6S</meta:editing-duration>
    <meta:editing-cycles>156</meta:editing-cycles>
    <meta:generator>LibreOffice/24.2.4.2$Linux_X86_64 LibreOffice_project/420$Build-2</meta:generator>
    <dc:date>2024-07-02T05:34:52.010472196</dc:date>
    <meta:document-statistic meta:object-count="83"/>
    <meta:template xlink:type="simple" xlink:actuate="onRequest" xlink:title="master" xlink:href="../../../../../.config/libreoffice/4/user/template/master.otp" meta:date="2015-06-03T14:43:56.815095550"/>
  </office:meta>
</office:document-meta>
</file>